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5736.612025" calcext:value-type="float">
            <text:p>35736.612025</text:p>
          </table:table-cell>
          <table:table-cell table:formula="of:=[.H2]/24/365" office:value-type="float" office:value="4.0795219206621" calcext:value-type="float">
            <text:p>4.079521920662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aborted</text:p>
          </table:table-cell>
          <table:table-cell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'DejaVu Sans Mono'" style:font-family-generic="modern" style:font-pitch="fixed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5.2$Linux_X86_64 LibreOffice_project/30$Build-2</meta:generator>
    <dc:date>2022-08-22T10:24:09.994320459</dc:date>
    <meta:editing-duration>P5DT20H48M48S</meta:editing-duration>
    <meta:editing-cycles>291</meta:editing-cycles>
    <meta:document-statistic meta:table-count="1" meta:cell-count="8011" meta:object-count="0"/>
  </office:meta>
</office:document-meta>
</file>